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188544" officeooo:paragraph-rsid="00188544"/>
    </style:style>
    <style:style style:name="P2" style:family="paragraph" style:parent-style-name="Standard">
      <style:text-properties officeooo:rsid="0018b387" officeooo:paragraph-rsid="0018b387"/>
    </style:style>
    <style:style style:name="P3" style:family="paragraph" style:parent-style-name="Standard">
      <style:text-properties officeooo:rsid="0019fb56" officeooo:paragraph-rsid="0019fb56"/>
    </style:style>
    <style:style style:name="P4" style:family="paragraph" style:parent-style-name="Standard">
      <style:text-properties officeooo:rsid="001ed43d" officeooo:paragraph-rsid="001ed43d"/>
    </style:style>
    <style:style style:name="P5" style:family="paragraph" style:parent-style-name="Standard">
      <style:text-properties officeooo:rsid="0021039f" officeooo:paragraph-rsid="0021039f"/>
    </style:style>
    <style:style style:name="P6" style:family="paragraph" style:parent-style-name="Standard">
      <style:text-properties officeooo:rsid="00224278" officeooo:paragraph-rsid="00224278"/>
    </style:style>
    <style:style style:name="P7" style:family="paragraph" style:parent-style-name="Standard">
      <style:text-properties officeooo:rsid="0023c5b7" officeooo:paragraph-rsid="0023c5b7"/>
    </style:style>
    <style:style style:name="P8" style:family="paragraph" style:parent-style-name="Standard">
      <style:text-properties fo:font-weight="bold" officeooo:rsid="002560a1" officeooo:paragraph-rsid="002560a1" style:font-weight-asian="bold" style:font-weight-complex="bold"/>
    </style:style>
    <style:style style:name="P9" style:family="paragraph" style:parent-style-name="Standard">
      <style:text-properties fo:font-weight="bold" officeooo:rsid="002a5a3c" officeooo:paragraph-rsid="002a5a3c" style:font-weight-asian="bold" style:font-weight-complex="bold"/>
    </style:style>
    <style:style style:name="P10" style:family="paragraph" style:parent-style-name="Standard">
      <style:text-properties fo:font-weight="bold" officeooo:rsid="002c0616" officeooo:paragraph-rsid="002c0616" style:font-weight-asian="bold" style:font-weight-complex="bold"/>
    </style:style>
    <style:style style:name="P11" style:family="paragraph" style:parent-style-name="Standard">
      <style:text-properties fo:font-weight="bold" officeooo:rsid="002ee26a" officeooo:paragraph-rsid="002ee26a" style:font-weight-asian="bold" style:font-weight-complex="bold"/>
    </style:style>
    <style:style style:name="P12" style:family="paragraph" style:parent-style-name="Standard">
      <style:text-properties fo:font-weight="normal" officeooo:rsid="0029d960" officeooo:paragraph-rsid="0029d960" style:font-weight-asian="normal" style:font-weight-complex="normal"/>
    </style:style>
    <style:style style:name="P13" style:family="paragraph" style:parent-style-name="Standard">
      <style:text-properties fo:font-weight="normal" officeooo:rsid="0019fb56" officeooo:paragraph-rsid="0019fb56" style:font-weight-asian="normal" style:font-weight-complex="normal"/>
    </style:style>
    <style:style style:name="P14" style:family="paragraph" style:parent-style-name="Standard">
      <style:text-properties fo:font-weight="normal" officeooo:rsid="001ed43d" officeooo:paragraph-rsid="001ed43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fb627" officeooo:paragraph-rsid="001fb627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1039f" officeooo:paragraph-rsid="0021039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24278" officeooo:paragraph-rsid="0022427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3c5b7" officeooo:paragraph-rsid="0023c5b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64396" officeooo:paragraph-rsid="00264396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9d960" officeooo:paragraph-rsid="0029d96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a5a3c" officeooo:paragraph-rsid="002a5a3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c0616" officeooo:paragraph-rsid="002c0616" style:font-weight-asian="normal" style:font-weight-complex="normal"/>
    </style:style>
    <style:style style:name="P23" style:family="paragraph" style:parent-style-name="Standard">
      <style:text-properties fo:font-style="italic" style:text-underline-style="solid" style:text-underline-width="auto" style:text-underline-color="font-color" fo:font-weight="bold" officeooo:rsid="0037a6c4" officeooo:paragraph-rsid="0037a6c4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style:text-underline-style="none" fo:font-weight="bold" officeooo:rsid="003a9b40" officeooo:paragraph-rsid="003a9b40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text-underline-style="none" fo:font-weight="bold" officeooo:rsid="003ac00d" officeooo:paragraph-rsid="003ac00d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style:text-underline-style="none" fo:font-weight="bold" officeooo:rsid="003b2a5a" officeooo:paragraph-rsid="003b2a5a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style:text-underline-style="none" fo:font-weight="bold" officeooo:rsid="003b46a6" officeooo:paragraph-rsid="003b46a6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style:text-underline-style="none" fo:font-weight="bold" officeooo:rsid="003c3d0a" officeooo:paragraph-rsid="003c3d0a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style:text-underline-style="none" fo:font-weight="bold" officeooo:rsid="00573459" officeooo:paragraph-rsid="00573459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normal" style:text-underline-style="none" fo:font-weight="normal" officeooo:rsid="0036683c" officeooo:paragraph-rsid="0036683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39743d" officeooo:paragraph-rsid="0039743d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3a9b40" officeooo:paragraph-rsid="003a9b4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3ac00d" officeooo:paragraph-rsid="003ac00d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3b2a5a" officeooo:paragraph-rsid="003b2a5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3b46a6" officeooo:paragraph-rsid="003b46a6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3c3d0a" officeooo:paragraph-rsid="003c3d0a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3dbd9f" officeooo:paragraph-rsid="003dbd9f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3f477c" officeooo:paragraph-rsid="003dbd9f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40f41b" officeooo:paragraph-rsid="0040f41b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4728b9" officeooo:paragraph-rsid="004728b9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4b176b" officeooo:paragraph-rsid="0049a65b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4d36ae" officeooo:paragraph-rsid="004d36ae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510710" officeooo:paragraph-rsid="00510710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51b011" officeooo:paragraph-rsid="0051b011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544326" officeooo:paragraph-rsid="0054432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547c4d" officeooo:paragraph-rsid="00547c4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549a5e" officeooo:paragraph-rsid="00549a5e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55d25d" officeooo:paragraph-rsid="0055d25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578ea7" officeooo:paragraph-rsid="00578ea7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bold" officeooo:rsid="003f477c" officeooo:paragraph-rsid="003f477c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style:text-underline-style="none" fo:font-weight="bold" officeooo:rsid="0041a85b" officeooo:paragraph-rsid="0041a85b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style:text-underline-style="none" fo:font-weight="bold" officeooo:rsid="00486eaf" officeooo:paragraph-rsid="00486eaf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style:text-underline-style="none" fo:font-weight="bold" officeooo:rsid="004bf8cd" officeooo:paragraph-rsid="004bf8cd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style:text-underline-style="none" fo:font-weight="bold" officeooo:rsid="00510710" officeooo:paragraph-rsid="00510710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style:text-underline-style="none" fo:font-weight="bold" officeooo:rsid="0051b011" officeooo:paragraph-rsid="0051b011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style:text-underline-style="none" fo:font-weight="bold" officeooo:rsid="00595ba9" officeooo:paragraph-rsid="00595ba9" style:font-style-asian="normal" style:font-weight-asian="bold" style:font-style-complex="normal" style:font-weight-complex="bold"/>
    </style:style>
    <style:style style:name="P57" style:family="paragraph" style:parent-style-name="Table_20_Contents">
      <style:text-properties officeooo:rsid="0028438c" officeooo:paragraph-rsid="0028438c"/>
    </style:style>
    <style:style style:name="P58" style:family="paragraph" style:parent-style-name="Standard" style:list-style-name="L1">
      <style:text-properties officeooo:rsid="0018b387" officeooo:paragraph-rsid="0018b387"/>
    </style:style>
    <style:style style:name="P59" style:family="paragraph" style:parent-style-name="Standard" style:list-style-name="L2">
      <style:text-properties fo:font-weight="normal" officeooo:rsid="0019fb56" officeooo:paragraph-rsid="0019fb56" style:font-weight-asian="normal" style:font-weight-complex="normal"/>
    </style:style>
    <style:style style:name="P60" style:family="paragraph" style:parent-style-name="Standard" style:list-style-name="L3">
      <style:text-properties fo:font-weight="normal" officeooo:rsid="0019fb56" officeooo:paragraph-rsid="0019fb56" style:font-weight-asian="normal" style:font-weight-complex="normal"/>
    </style:style>
    <style:style style:name="P61" style:family="paragraph" style:parent-style-name="Standard" style:list-style-name="L3">
      <style:text-properties fo:font-weight="normal" officeooo:rsid="001bd794" officeooo:paragraph-rsid="001bd794" style:font-weight-asian="normal" style:font-weight-complex="normal"/>
    </style:style>
    <style:style style:name="P62" style:family="paragraph" style:parent-style-name="Standard" style:list-style-name="L3">
      <style:text-properties fo:font-weight="normal" officeooo:rsid="001d7b2a" officeooo:paragraph-rsid="001d7b2a" style:font-weight-asian="normal" style:font-weight-complex="normal"/>
    </style:style>
    <style:style style:name="P63" style:family="paragraph" style:parent-style-name="Standard" style:list-style-name="L3">
      <style:text-properties fo:font-weight="normal" officeooo:rsid="001ed43d" officeooo:paragraph-rsid="001ed43d" style:font-weight-asian="normal" style:font-weight-complex="normal"/>
    </style:style>
    <style:style style:name="P64" style:family="paragraph" style:parent-style-name="Standard" style:list-style-name="L4">
      <style:text-properties fo:font-weight="normal" officeooo:rsid="001fa693" officeooo:paragraph-rsid="001fa693" style:font-weight-asian="normal" style:font-weight-complex="normal"/>
    </style:style>
    <style:style style:name="P65" style:family="paragraph" style:parent-style-name="Standard" style:list-style-name="L4">
      <style:text-properties fo:font-weight="normal" officeooo:rsid="001fb627" officeooo:paragraph-rsid="001fb627" style:font-weight-asian="normal" style:font-weight-complex="normal"/>
    </style:style>
    <style:style style:name="P66" style:family="paragraph" style:parent-style-name="Standard" style:list-style-name="L3">
      <style:text-properties officeooo:rsid="001bd794" officeooo:paragraph-rsid="001bd794"/>
    </style:style>
    <style:style style:name="P67" style:family="paragraph" style:parent-style-name="Standard" style:list-style-name="L3">
      <style:text-properties officeooo:rsid="001ed43d" officeooo:paragraph-rsid="001ed43d"/>
    </style:style>
    <style:style style:name="P68" style:family="paragraph" style:parent-style-name="Standard" style:list-style-name="L4">
      <style:text-properties officeooo:rsid="001fb627" officeooo:paragraph-rsid="001fb627"/>
    </style:style>
    <style:style style:name="P69" style:family="paragraph" style:parent-style-name="Standard" style:list-style-name="L5">
      <style:text-properties style:text-underline-style="none" fo:font-weight="normal" officeooo:rsid="0021039f" officeooo:paragraph-rsid="0021039f" style:font-weight-asian="normal" style:font-weight-complex="normal"/>
    </style:style>
    <style:style style:name="P70" style:family="paragraph" style:parent-style-name="Standard" style:list-style-name="L7">
      <style:text-properties style:text-underline-style="none" fo:font-weight="normal" officeooo:rsid="0029d960" officeooo:paragraph-rsid="0029d960" style:font-weight-asian="normal" style:font-weight-complex="normal"/>
    </style:style>
    <style:style style:name="P71" style:family="paragraph" style:parent-style-name="Standard" style:list-style-name="L6">
      <style:text-properties fo:font-weight="bold" officeooo:rsid="00264396" officeooo:paragraph-rsid="00264396" style:font-weight-asian="bold" style:font-weight-complex="bold"/>
    </style:style>
    <style:style style:name="P72" style:family="paragraph" style:parent-style-name="Standard" style:list-style-name="L8">
      <style:text-properties fo:font-weight="bold" officeooo:rsid="002ee26a" officeooo:paragraph-rsid="002ee26a" style:font-weight-asian="bold" style:font-weight-complex="bold"/>
    </style:style>
    <style:style style:name="P73" style:family="paragraph" style:parent-style-name="Standard" style:list-style-name="L8">
      <style:text-properties style:text-underline-style="solid" style:text-underline-width="auto" style:text-underline-color="font-color" fo:font-weight="bold" officeooo:rsid="002ee26a" officeooo:paragraph-rsid="002ee26a" style:font-weight-asian="bold" style:font-weight-complex="bold"/>
    </style:style>
    <style:style style:name="P74" style:family="paragraph" style:parent-style-name="Standard" style:list-style-name="L8">
      <style:text-properties style:text-underline-style="solid" style:text-underline-width="auto" style:text-underline-color="font-color" fo:font-weight="bold" officeooo:rsid="00306436" officeooo:paragraph-rsid="00306436" style:font-weight-asian="bold" style:font-weight-complex="bold"/>
    </style:style>
    <style:style style:name="P75" style:family="paragraph" style:parent-style-name="Standard" style:list-style-name="L8">
      <style:text-properties style:text-underline-style="solid" style:text-underline-width="auto" style:text-underline-color="font-color" fo:font-weight="bold" officeooo:rsid="003139c6" officeooo:paragraph-rsid="003139c6" style:font-weight-asian="bold" style:font-weight-complex="bold"/>
    </style:style>
    <style:style style:name="P76" style:family="paragraph" style:parent-style-name="Standard" style:list-style-name="L8">
      <style:text-properties fo:font-style="normal" style:text-underline-style="solid" style:text-underline-width="auto" style:text-underline-color="font-color" fo:font-weight="bold" officeooo:rsid="003304e9" officeooo:paragraph-rsid="003304e9" style:font-style-asian="normal" style:font-weight-asian="bold" style:font-style-complex="normal" style:font-weight-complex="bold"/>
    </style:style>
    <style:style style:name="P77" style:family="paragraph" style:parent-style-name="Standard" style:list-style-name="L9">
      <style:text-properties fo:font-style="normal" style:text-underline-style="none" fo:font-weight="normal" officeooo:rsid="0037a6c4" officeooo:paragraph-rsid="0037a6c4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3a9b40" officeooo:paragraph-rsid="003a9b40" style:font-style-asian="normal" style:font-weight-asian="normal" style:font-style-complex="normal" style:font-weight-complex="normal"/>
    </style:style>
    <style:style style:name="P79" style:family="paragraph" style:parent-style-name="Standard" style:list-style-name="L10">
      <style:text-properties fo:font-style="normal" style:text-underline-style="none" fo:font-weight="normal" officeooo:rsid="003b46a6" officeooo:paragraph-rsid="003b46a6" style:font-style-asian="normal" style:font-weight-asian="normal" style:font-style-complex="normal" style:font-weight-complex="normal"/>
    </style:style>
    <style:style style:name="P80" style:family="paragraph" style:parent-style-name="Standard" style:list-style-name="L11">
      <style:text-properties fo:font-style="normal" style:text-underline-style="none" fo:font-weight="normal" officeooo:rsid="003c3d0a" officeooo:paragraph-rsid="003c3d0a" style:font-style-asian="normal" style:font-weight-asian="normal" style:font-style-complex="normal" style:font-weight-complex="normal"/>
    </style:style>
    <style:style style:name="P81" style:family="paragraph" style:parent-style-name="Standard" style:list-style-name="L13">
      <style:text-properties fo:font-style="normal" style:text-underline-style="none" fo:font-weight="normal" officeooo:rsid="0041a85b" officeooo:paragraph-rsid="0041a85b" style:font-style-asian="normal" style:font-weight-asian="normal" style:font-style-complex="normal" style:font-weight-complex="normal"/>
    </style:style>
    <style:style style:name="P82" style:family="paragraph" style:parent-style-name="Standard" style:list-style-name="L13">
      <style:text-properties fo:font-style="normal" style:text-underline-style="none" fo:font-weight="normal" officeooo:rsid="00439066" officeooo:paragraph-rsid="00439066" style:font-style-asian="normal" style:font-weight-asian="normal" style:font-style-complex="normal" style:font-weight-complex="normal"/>
    </style:style>
    <style:style style:name="P83" style:family="paragraph" style:parent-style-name="Standard" style:list-style-name="L13">
      <style:text-properties fo:font-style="normal" style:text-underline-style="none" fo:font-weight="normal" officeooo:rsid="00453a47" officeooo:paragraph-rsid="00453a47" style:font-style-asian="normal" style:font-weight-asian="normal" style:font-style-complex="normal" style:font-weight-complex="normal"/>
    </style:style>
    <style:style style:name="P84" style:family="paragraph" style:parent-style-name="Standard" style:list-style-name="L13">
      <style:text-properties fo:font-style="normal" style:text-underline-style="none" fo:font-weight="normal" officeooo:rsid="0045c712" officeooo:paragraph-rsid="0045c712" style:font-style-asian="normal" style:font-weight-asian="normal" style:font-style-complex="normal" style:font-weight-complex="normal"/>
    </style:style>
    <style:style style:name="P85" style:family="paragraph" style:parent-style-name="Standard" style:list-style-name="L14">
      <style:text-properties fo:font-style="normal" style:text-underline-style="none" fo:font-weight="normal" officeooo:rsid="00486eaf" officeooo:paragraph-rsid="00486eaf" style:font-style-asian="normal" style:font-weight-asian="normal" style:font-style-complex="normal" style:font-weight-complex="normal"/>
    </style:style>
    <style:style style:name="P86" style:family="paragraph" style:parent-style-name="Standard" style:list-style-name="L15">
      <style:text-properties fo:font-style="normal" style:text-underline-style="none" fo:font-weight="normal" officeooo:rsid="004bf8cd" officeooo:paragraph-rsid="004bf8cd" style:font-style-asian="normal" style:font-weight-asian="normal" style:font-style-complex="normal" style:font-weight-complex="normal"/>
    </style:style>
    <style:style style:name="P87" style:family="paragraph" style:parent-style-name="Standard" style:list-style-name="L15">
      <style:text-properties fo:font-style="normal" style:text-underline-style="none" fo:font-weight="normal" officeooo:rsid="004d36ae" officeooo:paragraph-rsid="004d36ae" style:font-style-asian="normal" style:font-weight-asian="normal" style:font-style-complex="normal" style:font-weight-complex="normal"/>
    </style:style>
    <style:style style:name="P88" style:family="paragraph" style:parent-style-name="Standard" style:list-style-name="L16">
      <style:text-properties fo:font-style="normal" style:text-underline-style="none" fo:font-weight="normal" officeooo:rsid="0051b011" officeooo:paragraph-rsid="0051b011" style:font-style-asian="normal" style:font-weight-asian="normal" style:font-style-complex="normal" style:font-weight-complex="normal"/>
    </style:style>
    <style:style style:name="P89" style:family="paragraph" style:parent-style-name="Standard" style:list-style-name="L12">
      <style:text-properties fo:font-style="normal" style:text-underline-style="none" fo:font-weight="bold" officeooo:rsid="0040f41b" officeooo:paragraph-rsid="0040f41b" style:font-style-asian="normal" style:font-weight-asian="bold" style:font-style-complex="normal" style:font-weight-complex="bold"/>
    </style:style>
    <style:style style:name="P90" style:family="paragraph" style:parent-style-name="Standard" style:list-style-name="L13">
      <style:text-properties fo:font-style="normal" style:text-underline-style="none" fo:font-weight="bold" officeooo:rsid="0041a85b" officeooo:paragraph-rsid="0041a85b" style:font-style-asian="normal" style:font-weight-asian="bold" style:font-style-complex="normal" style:font-weight-complex="bold"/>
    </style:style>
    <style:style style:name="P91" style:family="paragraph" style:parent-style-name="Standard" style:list-style-name="L13">
      <style:text-properties fo:font-style="normal" style:text-underline-style="none" fo:font-weight="bold" officeooo:rsid="00439066" officeooo:paragraph-rsid="00439066" style:font-style-asian="normal" style:font-weight-asian="bold" style:font-style-complex="normal" style:font-weight-complex="bold"/>
    </style:style>
    <style:style style:name="P92" style:family="paragraph" style:parent-style-name="Standard" style:list-style-name="L13">
      <style:text-properties fo:font-style="normal" style:text-underline-style="none" fo:font-weight="bold" officeooo:rsid="00446be7" officeooo:paragraph-rsid="00446be7" style:font-style-asian="normal" style:font-weight-asian="bold" style:font-style-complex="normal" style:font-weight-complex="bold"/>
    </style:style>
    <style:style style:name="P93" style:family="paragraph" style:parent-style-name="Standard" style:list-style-name="L13">
      <style:text-properties fo:font-style="normal" style:text-underline-style="none" fo:font-weight="bold" officeooo:rsid="00450a3a" officeooo:paragraph-rsid="00450a3a" style:font-style-asian="normal" style:font-weight-asian="bold" style:font-style-complex="normal" style:font-weight-complex="bold"/>
    </style:style>
    <style:style style:name="P94" style:family="paragraph" style:parent-style-name="Standard" style:list-style-name="L13">
      <style:text-properties fo:font-style="normal" style:text-underline-style="none" fo:font-weight="bold" officeooo:rsid="00453a47" officeooo:paragraph-rsid="00453a47" style:font-style-asian="normal" style:font-weight-asian="bold" style:font-style-complex="normal" style:font-weight-complex="bold"/>
    </style:style>
    <style:style style:name="P95" style:family="paragraph" style:parent-style-name="Standard" style:list-style-name="L13">
      <style:text-properties fo:font-style="normal" style:text-underline-style="none" fo:font-weight="bold" officeooo:rsid="004728b9" officeooo:paragraph-rsid="004728b9" style:font-style-asian="normal" style:font-weight-asian="bold" style:font-style-complex="normal" style:font-weight-complex="bold"/>
    </style:style>
    <style:style style:name="P96" style:family="paragraph" style:parent-style-name="Standard" style:list-style-name="L14">
      <style:text-properties fo:font-style="normal" style:text-underline-style="none" fo:font-weight="bold" officeooo:rsid="00486eaf" officeooo:paragraph-rsid="00486eaf" style:font-style-asian="normal" style:font-weight-asian="bold" style:font-style-complex="normal" style:font-weight-complex="bold"/>
    </style:style>
    <style:style style:name="P97" style:family="paragraph" style:parent-style-name="Standard" style:list-style-name="L14">
      <style:text-properties fo:font-style="normal" style:text-underline-style="none" fo:font-weight="bold" officeooo:rsid="0049a65b" officeooo:paragraph-rsid="0049a65b" style:font-style-asian="normal" style:font-weight-asian="bold" style:font-style-complex="normal" style:font-weight-complex="bold"/>
    </style:style>
    <style:style style:name="P98" style:family="paragraph" style:parent-style-name="Standard" style:list-style-name="L15">
      <style:text-properties fo:font-style="normal" style:text-underline-style="none" fo:font-weight="bold" officeooo:rsid="004bf8cd" officeooo:paragraph-rsid="004bf8cd" style:font-style-asian="normal" style:font-weight-asian="bold" style:font-style-complex="normal" style:font-weight-complex="bold"/>
    </style:style>
    <style:style style:name="P99" style:family="paragraph" style:parent-style-name="Standard" style:list-style-name="L15">
      <style:text-properties fo:font-style="normal" style:text-underline-style="none" fo:font-weight="bold" officeooo:rsid="004d36ae" officeooo:paragraph-rsid="004d36ae" style:font-style-asian="normal" style:font-weight-asian="bold" style:font-style-complex="normal" style:font-weight-complex="bold"/>
    </style:style>
    <style:style style:name="P100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04e9" officeooo:paragraph-rsid="003304e9" style:font-style-asian="italic" style:font-weight-asian="bold" style:font-style-complex="italic" style:font-weight-complex="bold"/>
    </style:style>
    <style:style style:name="P101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695f" officeooo:paragraph-rsid="0033695f" style:font-style-asian="italic" style:font-weight-asian="bold" style:font-style-complex="italic" style:font-weight-complex="bold"/>
    </style:style>
    <style:style style:name="P102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3f8ce" officeooo:paragraph-rsid="0033f8ce" style:font-style-asian="italic" style:font-weight-asian="bold" style:font-style-complex="italic" style:font-weight-complex="bold"/>
    </style:style>
    <style:style style:name="P103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54f7a" officeooo:paragraph-rsid="00354f7a" style:font-style-asian="italic" style:font-weight-asian="bold" style:font-style-complex="italic" style:font-weight-complex="bold"/>
    </style:style>
    <style:style style:name="P104" style:family="paragraph" style:parent-style-name="Standard" style:list-style-name="L8">
      <style:text-properties fo:font-style="italic" style:text-underline-style="solid" style:text-underline-width="auto" style:text-underline-color="font-color" fo:font-weight="bold" officeooo:rsid="0036683c" officeooo:paragraph-rsid="0036683c" style:font-style-asian="italic" style:font-weight-asian="bold" style:font-style-complex="italic" style:font-weight-complex="bold"/>
    </style:style>
    <style:style style:name="P105" style:family="paragraph" style:parent-style-name="Standard" style:list-style-name="L9">
      <style:text-properties fo:font-style="italic" style:text-underline-style="solid" style:text-underline-width="auto" style:text-underline-color="font-color" fo:font-weight="bold" officeooo:rsid="0037a6c4" officeooo:paragraph-rsid="0037a6c4" style:font-style-asian="italic" style:font-weight-asian="bold" style:font-style-complex="italic" style:font-weight-complex="bold"/>
    </style:style>
    <style:style style:name="P106" style:family="paragraph" style:parent-style-name="Standard" style:list-style-name="L9">
      <style:text-properties fo:font-style="italic" style:text-underline-style="none" fo:font-weight="bold" officeooo:rsid="0037a6c4" officeooo:paragraph-rsid="0037a6c4" style:font-style-asian="italic" style:font-weight-asian="bold" style:font-style-complex="italic" style:font-weight-complex="bold"/>
    </style:style>
    <style:style style:name="P107" style:family="paragraph" style:parent-style-name="Standard" style:list-style-name="L9">
      <style:text-properties fo:font-style="italic" style:text-underline-style="none" fo:font-weight="bold" officeooo:rsid="0039652e" officeooo:paragraph-rsid="0039652e" style:font-style-asian="italic" style:font-weight-asian="bold" style:font-style-complex="italic" style:font-weight-complex="bold"/>
    </style:style>
    <style:style style:name="P108" style:family="paragraph" style:parent-style-name="Standard" style:list-style-name="L9">
      <style:text-properties fo:font-style="italic" style:text-underline-style="none" fo:font-weight="bold" officeooo:rsid="0039743d" officeooo:paragraph-rsid="0039743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7b2a" style:font-weight-asian="normal" style:font-weight-complex="normal"/>
    </style:style>
    <style:style style:name="T4" style:family="text">
      <style:text-properties fo:font-weight="normal" officeooo:rsid="0049a65b" style:font-weight-asian="normal" style:font-weight-complex="normal"/>
    </style:style>
    <style:style style:name="T5" style:family="text">
      <style:text-properties fo:font-weight="normal" officeooo:rsid="004b176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139c6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32ef09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3139c6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33695f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ff0000"/>
    </style:style>
    <style:style style:name="T22" style:family="text">
      <style:text-properties fo:color="#ff0000" officeooo:rsid="00450a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tituição <text:span text:style-name="T1">ideal</text:span> (Canotilho):</text:p>
      <text:list xml:id="list2545277728" text:style-name="L1">
        <text:list-item>
          <text:p text:style-name="P58">caráter liberal;</text:p>
        </text:list-item>
        <text:list-item>
          <text:p text:style-name="P58">escrita;</text:p>
        </text:list-item>
        <text:list-item>
          <text:p text:style-name="P58">liberdades negativas (direitos fundamentais);</text:p>
        </text:list-item>
        <text:list-item>
          <text:p text:style-name="P58">separação dos poderes;</text:p>
        </text:list-item>
        <text:list-item>
          <text:p text:style-name="P58">sistema democrático formal.</text:p>
        </text:list-item>
      </text:list>
      <text:p text:style-name="P2"/>
      <text:p text:style-name="P3">Constituição em sentido <text:span text:style-name="T1">sociológico</text:span><text:span text:style-name="T2">:</text:span></text:p>
      <text:list xml:id="list1316281508" text:style-name="L2">
        <text:list-item>
          <text:p text:style-name="P59">Ferdinand Lassale;</text:p>
        </text:list-item>
        <text:list-item>
          <text:p text:style-name="P59">fato social;</text:p>
        </text:list-item>
        <text:list-item>
          <text:p text:style-name="P59">soma dos fatores reais de poder;</text:p>
        </text:list-item>
        <text:list-item>
          <text:p text:style-name="P59">a Constituição escrita é “mera folha de papel” que só é eficaz se refletir os fatores reais de poder da sociedade.</text:p>
        </text:list-item>
      </text:list>
      <text:p text:style-name="P13"/>
      <text:p text:style-name="P3"><text:span text:style-name="T2">Constituição em sentido </text:span><text:span text:style-name="T1">político</text:span><text:span text:style-name="T2">:</text:span></text:p>
      <text:list xml:id="list392293351" text:style-name="L3">
        <text:list-item>
          <text:p text:style-name="P60">Carl Schimitt;</text:p>
        </text:list-item>
        <text:list-item>
          <text:p text:style-name="P61">Constituição é fruto da vontade do povo;</text:p>
        </text:list-item>
        <text:list-item>
          <text:p text:style-name="P66"><text:span text:style-name="T2">Decisionista/voluntarista </text:span><text:span text:style-name="T3">→ decisão política fundamental;</text:span></text:p>
        </text:list-item>
        <text:list-item>
          <text:p text:style-name="P62">validade da Constituição se baseia da decisão política, e não na justiça de suas normas;</text:p>
        </text:list-item>
        <text:list-item>
          <text:p text:style-name="P63">Constituição =/= leis constitucionais:</text:p>
          <text:list>
            <text:list-item>
              <text:p text:style-name="P67"><text:span text:style-name="T9">Constituição</text:span><text:span text:style-name="T2">: dispõe apenas de matérias de grande relevância jurídica (decisões políticas fundamentais);</text:span></text:p>
            </text:list-item>
            <text:list-item>
              <text:p text:style-name="P67"><text:span text:style-name="T9">leis constitucionais</text:span><text:span text:style-name="T2">: normas que fazem parte formalmente do texto constitucional, mas que tratam de assuntos de menor relevância.</text:span></text:p>
            </text:list-item>
          </text:list>
        </text:list-item>
      </text:list>
      <text:p text:style-name="P14"/>
      <text:p text:style-name="P4"><text:span text:style-name="T2">Constituição em sentido </text:span><text:span text:style-name="T1">jurídico</text:span><text:span text:style-name="T2">:</text:span></text:p>
      <text:list xml:id="list3587982240" text:style-name="L4">
        <text:list-item>
          <text:p text:style-name="P64">Hans Kelsen;</text:p>
        </text:list-item>
        <text:list-item>
          <text:p text:style-name="P65">Constituição é uma norma jurídica pura, sem cunho sociológico, político ou filosófico;</text:p>
        </text:list-item>
        <text:list-item>
          <text:p text:style-name="P65">escalonamento hierárquico das normas (pirâmide de Kelsen);</text:p>
        </text:list-item>
        <text:list-item>
          <text:p text:style-name="P65">dois sentidos para explicar de qual norma a Constituição retira seu fundamento de validade:</text:p>
          <text:list>
            <text:list-item>
              <text:p text:style-name="P68"><text:span text:style-name="T1">sentido lógico-jurídico</text:span><text:span text:style-name="T2">: Constituição é </text:span><text:span text:style-name="T6">norma hipotética fundamental</text:span><text:span text:style-name="T2"> (imaginada) que serve como fundamento lógico transcendental da validade da Constituição em sentido jurídico-positivo. Não possui um enunciado explícito, consistindo apenas numa ordem, dirigida a todos, de obediência à Constituição positiva. É como se a norma fundamental hipotética dissesse “Obedeça-se a constituição positiva!”;</text:span></text:p>
            </text:list-item>
            <text:list-item>
              <text:p text:style-name="P68"><text:span text:style-name="T1">sentido jurídico-positivo</text:span><text:span text:style-name="T2">: Constituição é </text:span><text:span text:style-name="T6">norma positiva suprema, que serve para regular a criação de todas as outras</text:span><text:span text:style-name="T8">. Documento solene, cujo texto só pode ser alterado mediante procedimento especial.</text:span></text:p>
            </text:list-item>
          </text:list>
        </text:list-item>
      </text:list>
      <text:p text:style-name="P15"/>
      <text:p text:style-name="P5"><text:span text:style-name="T8">Constituição em sentido </text:span><text:span text:style-name="T9">cultural</text:span><text:span text:style-name="T8">:</text:span></text:p>
      <text:list xml:id="list1960771866" text:style-name="L5">
        <text:list-item>
          <text:p text:style-name="P69">Meirelles Teixeira;</text:p>
        </text:list-item>
        <text:list-item>
          <text:p text:style-name="P69">Constituição é parte da cultura;</text:p>
        </text:list-item>
        <text:list-item>
          <text:p text:style-name="P69">o Direito é produto da atividade humana;</text:p>
        </text:list-item>
        <text:list-item>
          <text:p text:style-name="P69">Constituição total (combinação da sociológica, política e jurídica).</text:p>
        </text:list-item>
      </text:list>
      <text:p text:style-name="P16"/>
      <text:p text:style-name="P6"><text:span text:style-name="T8">O </text:span><text:span text:style-name="T9">preâmbulo</text:span><text:span text:style-name="T8"> da CF </text:span><text:span text:style-name="T9">não</text:span><text:span text:style-name="T8"> é norma constitucional, </text:span><text:span text:style-name="T9">não</text:span><text:span text:style-name="T8"> é de reprodução obrigatória pelas Constituições Estaduais, e </text:span><text:span text:style-name="T9">não</text:span><text:span text:style-name="T8"> dispõe de caráter vinculante.</text:span></text:p>
      <text:p text:style-name="P17"><text:soft-page-break/></text:p>
      <text:p text:style-name="P7"><text:span text:style-name="T8">A </text:span><text:span text:style-name="T9">parte transitória</text:span><text:span text:style-name="T8"> da CF (ADCT) possui normas </text:span><text:span text:style-name="T9">formalmente constitucionais</text:span><text:span text:style-name="T8">, </text:span><text:span text:style-name="T9">pode</text:span><text:span text:style-name="T8"> ser modificada por reforma constitucional, e </text:span><text:span text:style-name="T9">pode</text:span><text:span text:style-name="T8"> servir como paradigma para o controle de constitucionalidade das leis.</text:span></text:p>
      <text:p text:style-name="P18"/>
      <text:p text:style-name="P8"><text:span text:style-name="T7">Elementos das constituições</text:span><text:span text:style-name="T8">:</text:span></text:p>
      <text:list xml:id="list3922913441" text:style-name="L6">
        <text:list-item>
          <text:p text:style-name="P71"><text:span text:style-name="T7">orgânicos</text:span><text:span text:style-name="T8">: normas que regulam a estrutura do Estado;</text:span></text:p>
        </text:list-item>
        <text:list-item>
          <text:p text:style-name="P71"><text:span text:style-name="T7">limitativos</text:span><text:span text:style-name="T8">: direitos e garantias fundamentais;</text:span></text:p>
        </text:list-item>
        <text:list-item>
          <text:p text:style-name="P71"><text:span text:style-name="T7">socioideológicos</text:span><text:span text:style-name="T8">: bem estar social;</text:span></text:p>
        </text:list-item>
        <text:list-item>
          <text:p text:style-name="P71"><text:span text:style-name="T7">de estabilização constitucional</text:span><text:span text:style-name="T8">: solução de conflitos constitucionais, defesa da Constituição e do Estado com vistas a promover a paz social;</text:span></text:p>
        </text:list-item>
        <text:list-item>
          <text:p text:style-name="P71"><text:span text:style-name="T7">formais de aplicabilidade</text:span><text:span text:style-name="T8">: regras de aplicação da Constituição.</text:span></text:p>
        </text:list-item>
      </text:list>
      <text:p text:style-name="P1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7">Normas constitucionais <text:span text:style-name="T1">originárias</text:span><text:span text:style-name="T2"> </text:span><text:span text:style-name="T1">não</text:span><text:span text:style-name="T2"> podem ser declaradas inconstitucionais. Já normas constitucionais </text:span><text:span text:style-name="T1">derivadas</text:span><text:span text:style-name="T2"> </text:span><text:span text:style-name="T1">podem</text:span><text:span text:style-name="T2"> ser declaradas inconstitucionais.</text:span></text:p>
          </table:table-cell>
        </table:table-row>
      </table:table>
      <text:p text:style-name="P20"/>
      <text:p text:style-name="P12"><text:span text:style-name="T7">Normas </text:span><text:span text:style-name="T9">primárias</text:span><text:span text:style-name="T7">:</text:span></text:p>
      <text:list xml:id="list2943305041" text:style-name="L7">
        <text:list-item>
          <text:p text:style-name="P70">leis (ordinárias, complementares e delegadas);</text:p>
        </text:list-item>
        <text:list-item>
          <text:p text:style-name="P70">medidas provisórias;</text:p>
        </text:list-item>
        <text:list-item>
          <text:p text:style-name="P70">decretos legislativos;</text:p>
        </text:list-item>
        <text:list-item>
          <text:p text:style-name="P70">resoluções legislativas;</text:p>
        </text:list-item>
        <text:list-item>
          <text:p text:style-name="P70">tratados internacionais em geral incorporados ao ordenamento jurídico; e</text:p>
        </text:list-item>
        <text:list-item>
          <text:p text:style-name="P70">decretos autônomos.</text:p>
        </text:list-item>
      </text:list>
      <text:p text:style-name="P20"/>
      <text:p text:style-name="P9"><text:span text:style-name="T7">Há</text:span><text:span text:style-name="T8"> hierarquia entre a CF, as constituições estaduais e as leis orgânicas municipais.</text:span></text:p>
      <text:p text:style-name="P21"/>
      <text:p text:style-name="P10"><text:span text:style-name="T8">Os </text:span><text:span text:style-name="T7">regimentos dos tribunais</text:span><text:span text:style-name="T8"> do Poder Judiciário são considerados </text:span><text:span text:style-name="T7">normas primárias</text:span><text:span text:style-name="T8">, equiparados hierarquicamente às leis ordinárias. Na mesma situação encontram-se as </text:span><text:span text:style-name="T7">resoluções do CNMP e CNJ</text:span><text:span text:style-name="T8">.</text:span></text:p>
      <text:p text:style-name="P22"/>
      <text:p text:style-name="P11"><text:span text:style-name="T7">Classificação das constituições</text:span><text:span text:style-name="T8">:</text:span></text:p>
      <text:list xml:id="list2983272709" text:style-name="L8">
        <text:list-item>
          <text:p text:style-name="P72"><text:span text:style-name="T8">quanto à </text:span><text:span text:style-name="T7">origem</text:span><text:span text:style-name="T8">:</text:span></text:p>
          <text:list>
            <text:list-item>
              <text:p text:style-name="P73"><text:span text:style-name="T2">outorgadas</text:span><text:span text:style-name="T8">: impostas;</text:span></text:p>
            </text:list-item>
            <text:list-item>
              <text:p text:style-name="P73"><text:span text:style-name="T2">democráticas</text:span><text:span text:style-name="T8">: participação popular;</text:span></text:p>
            </text:list-item>
            <text:list-item>
              <text:p text:style-name="P73"><text:span text:style-name="T2">cesaristas</text:span><text:span text:style-name="T8">: outorgadas mas com referendo popular;</text:span></text:p>
            </text:list-item>
            <text:list-item>
              <text:p text:style-name="P73"><text:span text:style-name="T2">dualistas</text:span><text:span text:style-name="T8">: limita poder monárquico – monarquias constitucionais;</text:span></text:p>
            </text:list-item>
          </text:list>
        </text:list-item>
        <text:list-item>
          <text:p text:style-name="P74"><text:span text:style-name="T8">quanto à </text:span><text:span text:style-name="T7">forma</text:span><text:span text:style-name="T8">:</text:span></text:p>
          <text:list>
            <text:list-item>
              <text:p text:style-name="P74"><text:span text:style-name="T2">escritas</text:span><text:span text:style-name="T8">: podem ser </text:span><text:span text:style-name="T10">codificadas</text:span><text:span text:style-name="T16"> </text:span><text:span text:style-name="T10">(unitárias, </text:span><text:span text:style-name="T11">tudo num documento só</text:span><text:span text:style-name="T10">)</text:span><text:span text:style-name="T16"> ou </text:span><text:span text:style-name="T10">legais (</text:span><text:span text:style-name="T12">variadas, pluritextuais, inorgânicas – </text:span><text:span text:style-name="T11">distribuída em diversos documentos solenes)</text:span><text:span text:style-name="T17">;</text:span></text:p>
            </text:list-item>
            <text:list-item>
              <text:p text:style-name="P75"><text:span text:style-name="T20">não escritas</text:span><text:span text:style-name="T16">: normas em várias fontes normativas, como as </text:span><text:span text:style-name="T10">leis, costumes, jurisprudência, acordos e convenções</text:span><text:span text:style-name="T16">;</text:span></text:p>
            </text:list-item>
          </text:list>
        </text:list-item>
        <text:list-item>
          <text:p text:style-name="P76"><text:span text:style-name="T8">quanto à </text:span><text:span text:style-name="T7">elaboração</text:span><text:span text:style-name="T8">:</text:span></text:p>
          <text:list>
            <text:list-item>
              <text:p text:style-name="P76"><text:span text:style-name="T2">dogmáticas</text:span><text:span text:style-name="T8"> (sistemáticas): dogmas/valores em voga. São escritas e podem ser:</text:span></text:p>
              <text:list>
                <text:list-item>
                  <text:p text:style-name="P100"><text:span text:style-name="T8">ortodoxas</text:span><text:span text:style-name="T16"> – apenas uma ideologia;</text:span></text:p>
                </text:list-item>
                <text:list-item>
                  <text:p text:style-name="P100"><text:span text:style-name="T8">heterodoxas (ecléticas)</text:span><text:span text:style-name="T16"> – várias ideologias;</text:span></text:p>
                </text:list-item>
              </text:list>
            </text:list-item>
            <text:list-item>
              <text:p text:style-name="P100"><text:span text:style-name="T20">históricas</text:span><text:span text:style-name="T16"> (costumeiras): Criadas lentamente com as tradições. São não escritas e mais estáveis que as dogmáticas;</text:span></text:p>
            </text:list-item>
          </text:list>
        </text:list-item>
        <text:list-item>
          <text:p text:style-name="P100"><text:soft-page-break/><text:span text:style-name="T16">quanto à </text:span><text:span text:style-name="T19">estabilidade</text:span><text:span text:style-name="T16">:</text:span></text:p>
          <text:list>
            <text:list-item>
              <text:p text:style-name="P100"><text:span text:style-name="T20">imutável</text:span><text:span text:style-name="T16">: texto não pode ser modificado;</text:span></text:p>
            </text:list-item>
            <text:list-item>
              <text:p text:style-name="P100"><text:span text:style-name="T20">super-rígida</text:span><text:span text:style-name="T16">: cláusulas pétreas. Demais dispositivos podem ser alterados por meio de processo dificultoso. </text:span><text:span text:style-name="T18">Só Alexandre de Moraes adota essa classificação</text:span><text:span text:style-name="T16">;</text:span></text:p>
            </text:list-item>
            <text:list-item>
              <text:p text:style-name="P101"><text:span text:style-name="T20">rígida</text:span><text:span text:style-name="T16">: podem ser alteradas mediante processo dificultoso. Atual CF/88;</text:span></text:p>
            </text:list-item>
            <text:list-item>
              <text:p text:style-name="P101"><text:span text:style-name="T20">semirrígida</text:span><text:span text:style-name="T16">: para algumas normas é fácil alterar, para outras não;</text:span></text:p>
            </text:list-item>
            <text:list-item>
              <text:p text:style-name="P101"><text:span text:style-name="T20">flexível</text:span><text:span text:style-name="T16">: pode ser mudada por meio de processo legislativo ordinário;</text:span></text:p>
            </text:list-item>
          </text:list>
        </text:list-item>
        <text:list-item>
          <text:p text:style-name="P101"><text:span text:style-name="T16">quanto ao </text:span><text:span text:style-name="T19">conteúdo</text:span><text:span text:style-name="T16">:</text:span></text:p>
          <text:list>
            <text:list-item>
              <text:p text:style-name="P101"><text:span text:style-name="T20">material</text:span><text:span text:style-name="T16">: normas escritas ou não que regulam aspectos essenciais da vida estatal;</text:span></text:p>
            </text:list-item>
            <text:list-item>
              <text:p text:style-name="P101"><text:span text:style-name="T20">formal</text:span><text:span text:style-name="T16"> (procedimental): normas que estão na Constituição independentemente de seu conteúdo;</text:span></text:p>
            </text:list-item>
          </text:list>
        </text:list-item>
        <text:list-item>
          <text:p text:style-name="P101"><text:span text:style-name="T16">quanto à </text:span><text:span text:style-name="T19">extensão</text:span><text:span text:style-name="T16">:</text:span></text:p>
          <text:list>
            <text:list-item>
              <text:p text:style-name="P101"><text:span text:style-name="T20">analíticas</text:span><text:span text:style-name="T16"> (prolixas, extensas, longas): conteúdo extenso;</text:span></text:p>
            </text:list-item>
            <text:list-item>
              <text:p text:style-name="P102"><text:span text:style-name="T20">sintéticas</text:span><text:span text:style-name="T16"> (consisas, sumárias, curtas): conteúdo curto;</text:span></text:p>
            </text:list-item>
          </text:list>
        </text:list-item>
        <text:list-item>
          <text:p text:style-name="P103"><text:span text:style-name="T16">quanto à </text:span><text:span text:style-name="T19">realidade</text:span><text:span text:style-name="T16">:</text:span></text:p>
          <text:list>
            <text:list-item>
              <text:p text:style-name="P103"><text:span text:style-name="T20">normativas</text:span><text:span text:style-name="T16">: regulam efetivamente o processo político do Estado;</text:span></text:p>
            </text:list-item>
            <text:list-item>
              <text:p text:style-name="P103"><text:span text:style-name="T20">nominativas</text:span><text:span text:style-name="T16">: tentam regular o processo político do Estado mas não conseguem;</text:span></text:p>
            </text:list-item>
            <text:list-item>
              <text:p text:style-name="P103"><text:span text:style-name="T20">semânticas</text:span><text:span text:style-name="T16">: não tentam regular a política Estatal, só formalizam a situação existente;</text:span></text:p>
            </text:list-item>
          </text:list>
        </text:list-item>
        <text:list-item>
          <text:p text:style-name="P104"><text:span text:style-name="T16">quanto à </text:span><text:span text:style-name="T19">função</text:span><text:span text:style-name="T16">:</text:span></text:p>
          <text:list>
            <text:list-item>
              <text:p text:style-name="P104"><text:span text:style-name="T20">Constituição-lei</text:span><text:span text:style-name="T16">: tem status de lei ordinária;</text:span></text:p>
            </text:list-item>
            <text:list-item>
              <text:p text:style-name="P104"><text:span text:style-name="T20">Constituição-fundamento</text:span><text:span text:style-name="T16">: fundamento das atividades do Estado e da vida social. Legislador apenas dá efetividade às normas constitucionais;</text:span></text:p>
            </text:list-item>
            <text:list-item>
              <text:p text:style-name="P104"><text:span text:style-name="T20">Constituição-quadro</text:span><text:span text:style-name="T16"> (moldura): legislador só atua dentro de um limite dado pelo constituinte;</text:span></text:p>
            </text:list-item>
          </text:list>
        </text:list-item>
        <text:list-item>
          <text:p text:style-name="P104"><text:span text:style-name="T16">quanto à </text:span><text:span text:style-name="T19">finalidade</text:span><text:span text:style-name="T16">:</text:span></text:p>
          <text:list>
            <text:list-item>
              <text:p text:style-name="P104"><text:span text:style-name="T20">Constituição-garantia</text:span><text:span text:style-name="T16">: proteger liberdades públicas. Sempre sintéticas;</text:span></text:p>
            </text:list-item>
            <text:list-item>
              <text:p text:style-name="P104"><text:span text:style-name="T20">Constituição-dirigente</text:span><text:span text:style-name="T16">: normas programáticas. Sempre analíticas;</text:span></text:p>
            </text:list-item>
            <text:list-item>
              <text:p text:style-name="P104"><text:span text:style-name="T20">Constituiçã-balanço</text:span><text:span text:style-name="T16">: regem ordenamento jurídico temporariamente;</text:span></text:p>
            </text:list-item>
          </text:list>
        </text:list-item>
        <text:list-item>
          <text:p text:style-name="P104"><text:span text:style-name="T16">quanto ao </text:span><text:span text:style-name="T19">conteúdo ideológico</text:span><text:span text:style-name="T16">:</text:span></text:p>
          <text:list>
            <text:list-item>
              <text:p text:style-name="P104"><text:span text:style-name="T20">liberais</text:span><text:span text:style-name="T16">: liberdades negativas;</text:span></text:p>
            </text:list-item>
            <text:list-item>
              <text:p text:style-name="P104"><text:span text:style-name="T20">sociais</text:span><text:span text:style-name="T16">: prestações positivas;</text:span></text:p>
            </text:list-item>
          </text:list>
        </text:list-item>
        <text:list-item>
          <text:p text:style-name="P104"><text:span text:style-name="T16">quanto ao </text:span><text:span text:style-name="T19">local da decretação</text:span><text:span text:style-name="T16">:</text:span></text:p>
          <text:list>
            <text:list-item>
              <text:p text:style-name="P104"><text:span text:style-name="T20">heteroconstituições</text:span><text:span text:style-name="T16">: feitas fora do Estado;</text:span></text:p>
            </text:list-item>
            <text:list-item>
              <text:p text:style-name="P104"><text:span text:style-name="T20">autoconstituições</text:span><text:span text:style-name="T16">: feitas dentro do Estado;</text:span></text:p>
            </text:list-item>
          </text:list>
        </text:list-item>
        <text:list-item>
          <text:p text:style-name="P104"><text:span text:style-name="T16">quanto ao </text:span><text:span text:style-name="T19">sistema</text:span><text:span text:style-name="T16">:</text:span></text:p>
          <text:list>
            <text:list-item>
              <text:p text:style-name="P104"><text:span text:style-name="T20">principiológicas</text:span><text:span text:style-name="T16"> (abertas): predominância dos princípios;</text:span></text:p>
            </text:list-item>
            <text:list-item>
              <text:p text:style-name="P104"><text:span text:style-name="T20">preceituais</text:span><text:span text:style-name="T16">: predominância das regras.</text:span></text:p>
            </text:list-item>
          </text:list>
        </text:list-item>
      </text:list>
      <text:p text:style-name="P30"/>
      <text:p text:style-name="P23"><text:span text:style-name="T19">Aplicabilidade das normas</text:span><text:span text:style-name="T16">:</text:span></text:p>
      <text:list xml:id="list1581084254" text:style-name="L9">
        <text:list-item>
          <text:p text:style-name="P105"><text:span text:style-name="T20">eficácia plena</text:span><text:span text:style-name="T16">:</text:span></text:p>
          <text:list>
            <text:list-item>
              <text:p text:style-name="P77">autoaplicáveis;</text:p>
            </text:list-item>
            <text:list-item>
              <text:p text:style-name="P77">não restringíveis (lei não poderá limitar sua aplicação);</text:p>
            </text:list-item>
            <text:list-item>
              <text:p text:style-name="P77">aplicabilidade direta e integral;</text:p>
            </text:list-item>
          </text:list>
        </text:list-item>
        <text:list-item>
          <text:p text:style-name="P105"><text:span text:style-name="T20">eficácia contida/prospectiva</text:span><text:span text:style-name="T16">:</text:span></text:p>
          <text:list>
            <text:list-item>
              <text:p text:style-name="P77">aptas a produzir todos os seus efeitos, mas podem ser restringidas;</text:p>
            </text:list-item>
            <text:list-item>
              <text:p text:style-name="P77">atuação do legislador é discricionária – pode editar a lei ou não;</text:p>
            </text:list-item>
            <text:list-item>
              <text:p text:style-name="P77">autoaplicáveis;</text:p>
            </text:list-item>
            <text:list-item>
              <text:p text:style-name="P77"><text:soft-page-break/>restringíveis (por lei, por outra norma constitucional, ou por conceitos jurídicos indeterminados);</text:p>
            </text:list-item>
            <text:list-item>
              <text:p text:style-name="P77">aplicabilidade direta, imediata e possivelmente integral;</text:p>
            </text:list-item>
          </text:list>
        </text:list-item>
        <text:list-item>
          <text:p text:style-name="P105"><text:span text:style-name="T20">eficácia limitada</text:span><text:span text:style-name="T16">:</text:span></text:p>
          <text:list>
            <text:list-item>
              <text:p text:style-name="P77">não autoaplicáveis;</text:p>
            </text:list-item>
            <text:list-item>
              <text:p text:style-name="P77">aplicabilidade indireta (dependem de regulamentação), mediata e reduzida;</text:p>
            </text:list-item>
            <text:list-item>
              <text:p text:style-name="P77">José Afonso Pena subdivide-as em:</text:p>
              <text:list>
                <text:list-item>
                  <text:p text:style-name="P105"><text:span text:style-name="T8">normas declaratórias de princípios </text:span><text:span text:style-name="T7">institutivos ou organizativos</text:span><text:span text:style-name="T16"> → aquelas que dependem de lei para estruturar e organizar as atribuições de instituições, pessoas e órgãos previstos na CF;</text:span></text:p>
                  <text:list>
                    <text:list-item>
                      <text:p text:style-name="P77">podem ser impositivas ou facultativas:</text:p>
                      <text:list>
                        <text:list-item>
                          <text:p text:style-name="P77">impositivas → legislador é obrigado a elaborar a lei;</text:p>
                        </text:list-item>
                        <text:list-item>
                          <text:p text:style-name="P77">facultativas → legislador não é obrigado a elaborar a lei;</text:p>
                        </text:list-item>
                      </text:list>
                    </text:list-item>
                  </text:list>
                </text:list-item>
                <text:list-item>
                  <text:p text:style-name="P106"><text:span text:style-name="T2">normas declaratórias de princípios </text:span>programáticos<text:span text:style-name="T20"> → estabelecem programas a serem desenvolvidos pelo legislador infraconstitucional;</text:span></text:p>
                </text:list-item>
              </text:list>
            </text:list-item>
            <text:list-item>
              <text:p text:style-name="P107"><text:span text:style-name="T15">atenção!</text:span><text:span text:style-name="T20"> Elas produzem efeitos jurídicos (apesar de ter eficácia mínima), visto que desde sua promulgação produzem </text:span><text:span text:style-name="T15">efeitos negativos e vinculativos</text:span><text:span text:style-name="T20">:</text:span></text:p>
              <text:list>
                <text:list-item>
                  <text:p text:style-name="P107"><text:span text:style-name="T15">efeitos negativos</text:span><text:span text:style-name="T20"> → revogação de disposições anteriores em sentido contrário e na proibição de leis posteriores que se oponham a seus comandos;</text:span></text:p>
                </text:list-item>
                <text:list-item>
                  <text:p text:style-name="P108"><text:span text:style-name="T15">efeitos vinculativos</text:span><text:span text:style-name="T20"> → obrigação de que o legislador ordinário edite leis regulamentadoras, sob pena de haver omissão inconstitucional, que pode ser combatida por MI ou ADI por Omissão. Manifesta-se também na obrigação de que o Poder Público concretize as normas programáticas.</text:span></text:p>
                </text:list-item>
              </text:list>
            </text:list-item>
          </text:list>
        </text:list-item>
      </text:list>
      <text:p text:style-name="P31"/>
      <text:p text:style-name="P24"><text:span text:style-name="T20">A Assembleia Constituinte, quando tem o poder de elaborar e promulgar uma constituição, </text:span><text:span text:style-name="T15">sem consulta ou ratificação popular</text:span><text:span text:style-name="T20">, é considerada </text:span><text:span text:style-name="T15">soberana</text:span><text:span text:style-name="T20">.</text:span></text:p>
      <text:p text:style-name="P32"/>
      <text:p text:style-name="P24"><text:span text:style-name="T20">A Assembleia Constituinte é </text:span><text:span text:style-name="T15">exclusiva</text:span><text:span text:style-name="T20"> quando é composta por pessoas que </text:span><text:span text:style-name="T15">não pertençam a qualquer partido político</text:span><text:span text:style-name="T20">.</text:span></text:p>
      <text:p text:style-name="P32"/>
      <text:p text:style-name="P24"><text:span text:style-name="T20">Doutrina </text:span><text:span text:style-name="T15">positivista</text:span><text:span text:style-name="T20"> → poder constituinte é ilimitado juridicamente.</text:span></text:p>
      <text:p text:style-name="P24"><text:span text:style-name="T20">Doutrina </text:span><text:span text:style-name="T15">jusnaturalista</text:span><text:span text:style-name="T20"> → poder constituinte encontra limites no direito natural (valores suprapositivos).</text:span></text:p>
      <text:p text:style-name="P32"/>
      <text:p text:style-name="P29"><text:span text:style-name="T20">Positivisto jurídico → Poder Constituinte Originário é um </text:span><text:span text:style-name="T15">poder de fato</text:span><text:span text:style-name="T20">.</text:span></text:p>
      <text:p text:style-name="P29"><text:span text:style-name="T20">Jusnaturalismo → Poder Constituinte Originário é um </text:span><text:span text:style-name="T15">poder de direito</text:span><text:span text:style-name="T20">.</text:span></text:p>
      <text:p text:style-name="P32"/>
      <text:p text:style-name="P24"><text:span text:style-name="T20">No Brasil, adota-se a doutrina </text:span><text:span text:style-name="T15">positivista</text:span><text:span text:style-name="T20">.</text:span></text:p>
      <text:p text:style-name="P32"/>
      <text:p text:style-name="P25"><text:span text:style-name="T15">Dimensão material do poder constituinte</text:span><text:span text:style-name="T20"> → determina quais valores serão protegidos.</text:span></text:p>
      <text:p text:style-name="P25"><text:span text:style-name="T15">Dimensão formal do poder constituinte</text:span><text:span text:style-name="T20"> → atribui juridicidade ao texto.</text:span></text:p>
      <text:p text:style-name="P33"/>
      <text:p text:style-name="P25"><text:span text:style-name="T20">No Brasil </text:span><text:span text:style-name="T15">não</text:span><text:span text:style-name="T20"> se adotou a </text:span><text:span text:style-name="T15">tese da desconstitucionalização</text:span><text:span text:style-name="T20"> (quando nova constituição recepciona as normas da anterior, conferindo-lhes </text:span><text:span text:style-name="T2">status</text:span><text:span text:style-name="T20"> legal, infraconstitucional).</text:span></text:p>
      <text:p text:style-name="P33"/>
      <text:p text:style-name="P25"><text:soft-page-break/><text:span text:style-name="T20">A compatibilidade </text:span><text:span text:style-name="T15">formal</text:span><text:span text:style-name="T20"> é </text:span><text:span text:style-name="T15">irrelevante</text:span><text:span text:style-name="T20"> para se dizer se um diploma normativo foi ou não recepcionado por nova ordem constitucional – para que a recepção ocorra, basta a compatibilidade </text:span><text:span text:style-name="T15">material</text:span><text:span text:style-name="T20"> (ex.: CTN).</text:span></text:p>
      <text:p text:style-name="P33"/>
      <text:p text:style-name="P26"><text:span text:style-name="T20">STF </text:span><text:span text:style-name="T15">não</text:span><text:span text:style-name="T20"> adota a teoria da </text:span><text:span text:style-name="T15">inconstitucionalidade superveniente</text:span><text:span text:style-name="T20"> (que é quando nova constituição entra em vigor, as normas legais com ela incompatíveis se tornariam inconstitucionais). As normas incompatíveis com a nova constituição, para o STF, serão </text:span><text:span text:style-name="T15">revogadas</text:span><text:span text:style-name="T20">.</text:span></text:p>
      <text:p text:style-name="P34"/>
      <text:p text:style-name="P26"><text:span text:style-name="T15">Repristinação</text:span><text:span text:style-name="T20"> é o fenômeno de “reviver” normas que já foram revogadas. A repristinação </text:span><text:span text:style-name="T15">tácita</text:span><text:span text:style-name="T20"> é </text:span><text:span text:style-name="T15">vedada</text:span><text:span text:style-name="T20">. Para que possa ocorrer a repristinação, no Brasil, deve haver disposição </text:span><text:span text:style-name="T15">expressa</text:span><text:span text:style-name="T20"> disso no momento da promulgação da nova constituição.</text:span></text:p>
      <text:p text:style-name="P34"/>
      <text:p text:style-name="P27"><text:span text:style-name="T20">A </text:span><text:span text:style-name="T15">recepção</text:span><text:span text:style-name="T20"> de uma norma pela nova constituição somente se aplica se ela estiver </text:span><text:span text:style-name="T15">em vigor</text:span><text:span text:style-name="T20">. Logo, se durante a </text:span><text:span text:style-name="T2">vacatio legis</text:span><text:span text:style-name="T20"> de uma norma uma nova constituição é promulgada, essa norma </text:span><text:span text:style-name="T15">não</text:span><text:span text:style-name="T20"> será recepcionada. Além disso, para que a norma seja recepcionada, ela deve ser </text:span><text:span text:style-name="T15">válida em relação à constituição pretérita</text:span><text:span text:style-name="T20">.</text:span></text:p>
      <text:list xml:id="list3667314640" text:style-name="L10">
        <text:list-item>
          <text:p text:style-name="P79">ex.: norma A editada à época da CF67 era considerada inconstitucional perante a CF67. Logo, não poderia ser recepcionada pela CF88.</text:p>
        </text:list-item>
        <text:list-item>
          <text:p text:style-name="P79">ex.: norma B editada à época da CF67 era considera constitucional perante a CF67. Se a norma B for materialmente compatível com a CF88, ela poderá ser recepcionada.</text:p>
        </text:list-item>
      </text:list>
      <text:p text:style-name="P35"/>
      <text:p text:style-name="P28"><text:span text:style-name="T20">Quanto à </text:span><text:span text:style-name="T15">repartição de competências</text:span><text:span text:style-name="T20">, a </text:span><text:span text:style-name="T15">recepção</text:span><text:span text:style-name="T20"> somente será possível se houver alteração de competência de um ente de </text:span><text:span text:style-name="T15">maior grau</text:span><text:span text:style-name="T20"> para um ente de </text:span><text:span text:style-name="T15">menor grau</text:span><text:span text:style-name="T20">.</text:span></text:p>
      <text:list xml:id="list4237018198" text:style-name="L11">
        <text:list-item>
          <text:p text:style-name="P80">ex.: matéria X era de competência da União na CF67, mas na CF88 passou a ser competência dos Estados. As normas que tratam da matéria X poderão ser recepcionadas pela CF88.</text:p>
        </text:list-item>
        <text:list-item>
          <text:p text:style-name="P80">ex.: matéria Y era de competência dos Estados na CF67, mas na CF88 passou a ser competência da União. As normas que tratam da matéria Y não poderão ser recepcionadas pela CF88.</text:p>
        </text:list-item>
      </text:list>
      <text:p text:style-name="P36"/>
      <text:p text:style-name="P37">Peter Häberle → são intérpretes da Constituição todos aqueles que a vivenciam.</text:p>
      <text:p text:style-name="P38"/>
      <text:p text:style-name="P50">Interpretativistas<text:span text:style-name="T2"> → o juiz </text:span>não<text:span text:style-name="T2"> poder, em sua atividade hermenêutica, transcender o que diz a Constituição – deve limitar-se a </text:span><text:span text:style-name="T14">analisar os preceitos expressos e os preceitos claramente implícitos</text:span><text:span text:style-name="T2"> no texto constitucional.</text:span></text:p>
      <text:p text:style-name="P50"/>
      <text:p text:style-name="P50">Não interpretativistas<text:span text:style-name="T2"> → o juiz deve pautar sua atuação em </text:span><text:span text:style-name="T14">valores substantivos</text:span><text:span text:style-name="T2">, tais como </text:span><text:span text:style-name="T14">justiça, liberdade e igualdade</text:span><text:span text:style-name="T2"> – os resultados da atuação</text:span><text:span text:style-name="T14"> não decorrem de uma interpretação direta do texto constitucional, mas sim da aplicação de valores substantivos à apreciação de um caso concreto</text:span><text:span text:style-name="T2">, podendo transcender a literalidade da Constituição.</text:span></text:p>
      <text:list xml:id="list3439845973" text:style-name="L12">
        <text:list-item>
          <text:p text:style-name="P89"><text:span text:style-name="T2">A Constituição é um </text:span>sistema aberto<text:span text:style-name="T2">, capta a evolução dos valores da sociedade.</text:span></text:p>
        </text:list-item>
      </text:list>
      <text:p text:style-name="P39"/>
      <text:p text:style-name="P51">Métodos de interpretação constitucional<text:span text:style-name="T2">:</text:span></text:p>
      <text:list xml:id="list3450011354" text:style-name="L13">
        <text:list-item>
          <text:p text:style-name="P90">método jurídico<text:span text:style-name="T2"> (hermenêutico clássico):</text:span></text:p>
          <text:list>
            <text:list-item>
              <text:p text:style-name="P81">a Constituição é uma lei como qualquer outra;</text:p>
            </text:list-item>
            <text:list-item>
              <text:p text:style-name="P81">usa elementos literal, lógico (sistemático), histórico, teleológico e genético;</text:p>
            </text:list-item>
            <text:list-item>
              <text:p text:style-name="P81">elemento literal → analisa texto da norma literalmente;</text:p>
            </text:list-item>
            <text:list-item>
              <text:p text:style-name="P81"><text:soft-page-break/>elemento lógico → avalia a relação de cada norma com o resto da Constituição;</text:p>
            </text:list-item>
            <text:list-item>
              <text:p text:style-name="P81">elemento histórico → avalia momento da elaboração da norma (ideologia então vigente);</text:p>
            </text:list-item>
            <text:list-item>
              <text:p text:style-name="P81">elemento teleológico → busca a finalidade da norma;</text:p>
            </text:list-item>
            <text:list-item>
              <text:p text:style-name="P81">elemento genético → investiga a origem dos conceitos empregados na Constituição;</text:p>
            </text:list-item>
            <text:list-item>
              <text:p text:style-name="P90"><text:span text:style-name="T21">não se pode extrapolar a literalidade da lei</text:span><text:span text:style-name="T2">;</text:span></text:p>
            </text:list-item>
          </text:list>
        </text:list-item>
        <text:list-item>
          <text:p text:style-name="P91">método tópico-problemático<text:span text:style-name="T2">:</text:span></text:p>
          <text:list>
            <text:list-item>
              <text:p text:style-name="P91"><text:span text:style-name="T21">prevalência do problema sobre a norma</text:span><text:span text:style-name="T2"> → solucionar o problema por meio da interpretação da norma;</text:span></text:p>
            </text:list-item>
            <text:list-item>
              <text:p text:style-name="P82">premissas:</text:p>
              <text:list>
                <text:list-item>
                  <text:p text:style-name="P82">interpretação tem caráter prático (resolver problemas concretos);</text:p>
                </text:list-item>
                <text:list-item>
                  <text:p text:style-name="P82">norma constitucional é aberta, de significado indeterminado;</text:p>
                </text:list-item>
              </text:list>
            </text:list-item>
          </text:list>
        </text:list-item>
        <text:list-item>
          <text:p text:style-name="P91">método hermenêutico-concretizador<text:span text:style-name="T2">:</text:span></text:p>
          <text:list>
            <text:list-item>
              <text:p text:style-name="P82">Konrad Hesse;</text:p>
            </text:list-item>
            <text:list-item>
              <text:p text:style-name="P82">a leitura da Constituição inicia-se pela pré-compreensão do seu sentido pelo seu intérprete, a quem cabe aplicar a norma para a resolução de uma situação concreta;</text:p>
            </text:list-item>
            <text:list-item>
              <text:p text:style-name="P92"><text:span text:style-name="T2">valoriza a atividade interpretativa e as circunstâncias nas quais esta se desenvolve, promovendo uma relação entre texto e contexto, transformando a interpretação em “movimento de ir e vir” (</text:span><text:span text:style-name="T14">círculo hermenêutico</text:span><text:span text:style-name="T2">);</text:span></text:p>
            </text:list-item>
            <text:list-item>
              <text:p text:style-name="P92"><text:span text:style-name="T2">baseia-se na </text:span><text:span text:style-name="T21">prevalência d</text:span><text:span text:style-name="T22">a norma </text:span><text:span text:style-name="T21">sobre o problema</text:span><text:span text:style-name="T2">;</text:span></text:p>
            </text:list-item>
          </text:list>
        </text:list-item>
        <text:list-item>
          <text:p text:style-name="P93">método integrativo <text:span text:style-name="T2">(científico-espiritual):</text:span></text:p>
          <text:list>
            <text:list-item>
              <text:p text:style-name="P83">Rudolf Smend;</text:p>
            </text:list-item>
            <text:list-item>
              <text:p text:style-name="P94"><text:span text:style-name="T2">considera a </text:span><text:span text:style-name="T21">ordem ou sistema de valores subjacentes</text:span><text:span text:style-name="T2"> ao texto constitucional;</text:span></text:p>
            </text:list-item>
            <text:list-item>
              <text:p text:style-name="P83">a Constituição deve ser interpretada como um todo, dentro da realidade do Estado;</text:p>
            </text:list-item>
          </text:list>
        </text:list-item>
        <text:list-item>
          <text:p text:style-name="P94">método normativo-estruturante<text:span text:style-name="T2">:</text:span></text:p>
          <text:list>
            <text:list-item>
              <text:p text:style-name="P84">norma jurídica é diferente do texto normativo: aquela é mais ampla que este, pois resulta não só da atividade legislativa, mas também da jurisdicional e da administrativa;</text:p>
            </text:list-item>
            <text:list-item>
              <text:p text:style-name="P84">usa tanto o texto quanto a verificação de como se dá sua aplicação à realidade social (contexto);</text:p>
            </text:list-item>
            <text:list-item>
              <text:p text:style-name="P95"><text:span text:style-name="T2">a </text:span><text:span text:style-name="T21">norma jurídica deve ser interpretada de acordo com o contexto</text:span><text:span text:style-name="T2">.</text:span></text:p>
            </text:list-item>
          </text:list>
        </text:list-item>
      </text:list>
      <text:p text:style-name="P40"/>
      <text:p text:style-name="P52">Princípios de interpretação constitucional<text:span text:style-name="T2">:</text:span></text:p>
      <text:list xml:id="list133422375" text:style-name="L14">
        <text:list-item>
          <text:p text:style-name="P96">princípio da unidade da Constituição<text:span text:style-name="T2">:</text:span></text:p>
          <text:list>
            <text:list-item>
              <text:p text:style-name="P85">não há antinomias reais no texto da Constituição;</text:p>
            </text:list-item>
            <text:list-item>
              <text:p text:style-name="P85">deve-se considerar na interpretação a Constituição como um todo;</text:p>
            </text:list-item>
          </text:list>
        </text:list-item>
        <text:list-item>
          <text:p text:style-name="P96">princípio da máxima efetividade<text:span text:style-name="T2">: deve-se buscar a maior efetividade social na interpretação;</text:span></text:p>
        </text:list-item>
        <text:list-item>
          <text:p text:style-name="P96">princípio da justeza (conformidade funcional, correção funcional)<text:span text:style-name="T2">: interpretação não pode chegar a uma conclusão que subverta o esquema organizatório-funcional;</text:span></text:p>
        </text:list-item>
        <text:list-item>
          <text:p text:style-name="P96">princípio da concordância prática (harmonização)<text:span text:style-name="T2">: </text:span><text:span text:style-name="T4">evitar o sacrifício total;</text:span></text:p>
        </text:list-item>
        <text:list-item>
          <text:p text:style-name="P97">princípio do efeito integrador<text:span text:style-name="T2">: preferir integração política e social;</text:span></text:p>
        </text:list-item>
        <text:list-item>
          <text:p text:style-name="P97">princípio da força normativa<text:span text:style-name="T2">: </text:span><text:span text:style-name="T5">toda norma jurídica precisa de um mínimo de eficácia, sob pena de não ser aplicada. Preferência às soluções que possibilitem a atualização de suas normas, garantindo-lhes eficácia e permanência. Idealizado por Konrad Hesse.</text:span></text:p>
        </text:list-item>
      </text:list>
      <text:p text:style-name="P41"/>
      <text:p text:style-name="P53">Interpretação conforme a Constituição<text:span text:style-name="T2">:</text:span></text:p>
      <text:list xml:id="list3972814546" text:style-name="L15">
        <text:list-item>
          <text:p text:style-name="P86">aplicável às normas infraconstitucionais;</text:p>
        </text:list-item>
        <text:list-item>
          <text:p text:style-name="P86">objetivo é preservar a validade das normas, evitando declará-las inconstitucionais;</text:p>
        </text:list-item>
        <text:list-item>
          <text:p text:style-name="P86"><text:soft-page-break/>busca dar interpretação que conduza à constitucionalidade;</text:p>
        </text:list-item>
        <text:list-item>
          <text:p text:style-name="P98">não é aplicável à normas que tenham sentido unívoco, mas apenas aquelas polissêmicas, plurissignificativas, priorizando a interpretação que as compatibilizem com a Constituição<text:span text:style-name="T2">;</text:span></text:p>
        </text:list-item>
        <text:list-item>
          <text:p text:style-name="P99"><text:span text:style-name="T2">a interpretação dada </text:span>não pode ser contrária à literalidade da norma (<text:span text:style-name="T13">contra legem</text:span>)<text:span text:style-name="T2">;</text:span></text:p>
        </text:list-item>
        <text:list-item>
          <text:p text:style-name="P87">possui 2 tipos:</text:p>
          <text:list>
            <text:list-item>
              <text:p text:style-name="P99">com redução de texto<text:span text:style-name="T2"> → a parte viciada tem sua eficácia suspensa;</text:span></text:p>
            </text:list-item>
            <text:list-item>
              <text:p text:style-name="P99">sem redução de texto<text:span text:style-name="T2"> → pode ser concessiva (quando concede à norma uma interpretação que lhe preserve a constitucionalidade) ou excludente (quando se exclua uma interpretação que poderia torná-la inconstitucional).</text:span></text:p>
            </text:list-item>
          </text:list>
        </text:list-item>
      </text:list>
      <text:p text:style-name="P42"/>
      <text:p text:style-name="P54">Constituição simbólica<text:span text:style-name="T2"> → função ideológica sobrepõe-se à função normativa, havendo um </text:span><text:span text:style-name="T13">déficit de concretização</text:span><text:span text:style-name="T14"> </text:span><text:span text:style-name="T2">das normas constitucionais.</text:span></text:p>
      <text:p text:style-name="P43"/>
      <text:p text:style-name="P55">Decisões importantes do STF<text:span text:style-name="T2">:</text:span></text:p>
      <text:list xml:id="list2705626922" text:style-name="L16">
        <text:list-item>
          <text:p text:style-name="P88">os mecanismos de controle recíprocos entre o Poderes (os freios e contrapesos) previstos nas Constituições Estaduais somente se legitima quando guardarem estreita similaridade com os previstos na CF;</text:p>
        </text:list-item>
        <text:list-item>
          <text:p text:style-name="P88">os mecanismos de freios e contrapesos estão previstos na CF, sendo vedado à Constituição Estadual criar outras formas de interferência de um Poder sobre o outro;</text:p>
        </text:list-item>
        <text:list-item>
          <text:p text:style-name="P88">é inconstitucional, por ofensa ao princípio da independência e harmonia entre os Poderes, norma que subordina acordos, convênios, contratos e atos de Secretários de Estado à aprovação da Assembleia Legislativa.</text:p>
        </text:list-item>
      </text:list>
      <text:p text:style-name="P44"/>
      <text:p text:style-name="P45">A Constituição <text:span text:style-name="T1">escrita</text:span> é estabilizante, dá segurança jurídica às relações entre o Estado e os indivíduos, favorecendo a calculabilidade e a publicidade.</text:p>
      <text:p text:style-name="P45"/>
      <text:p text:style-name="P45">Todas as constituições <text:span text:style-name="T1">dogmáticas</text:span> são elaboradas por um órgão constituinte, segundo os dogmas então em voga.</text:p>
      <text:p text:style-name="P45"/>
      <text:p text:style-name="P46">Apenas a Constituição de <text:span text:style-name="T1">1824</text:span> classificava-se como <text:span text:style-name="T1">semirrígida</text:span>. Todas as demais são <text:span text:style-name="T1">rígidas</text:span>.</text:p>
      <text:p text:style-name="P46"/>
      <text:p text:style-name="P46">As constituições <text:span text:style-name="T1">outorgadas</text:span>, sob a ótica jurídica, decorrem de um ato unilateral de uma vontade política soberana e, em sentido político, encerram uma limitação ao poder absoluto que esta vontade detinha antes de promover a outorga de um texto constitucional.</text:p>
      <text:p text:style-name="P46"/>
      <text:p text:style-name="P47">A concepção de normas constitucionais <text:span text:style-name="T1">autoaplicáveis</text:span> e <text:span text:style-name="T1">não autoaplicáveis</text:span> tem origem na doutrina <text:span text:style-name="T1">norte-americana</text:span>.</text:p>
      <text:p text:style-name="P47"/>
      <text:p text:style-name="P48">As normas <text:span text:style-name="T1">programáticas</text:span> possuem dois efeitos: <text:span text:style-name="T1">efeito negativo e efeito vinculativo</text:span>. Assim, desde o momento em que é promulgada a Constituição, elas vinculam o Poder Público.</text:p>
      <text:p text:style-name="P48"/>
      <text:p text:style-name="P49">Ser a <text:span text:style-name="T1">base da ordem jurídica</text:span> é a explicação para que o Poder Constituinte Originário seja considerado <text:span text:style-name="T1">inicial</text:span>.</text:p>
      <text:p text:style-name="P49"/>
      <text:p text:style-name="P56">Titular<text:span text:style-name="T2"> do Poder Constituinte → o povo.</text:span></text:p>
      <text:p text:style-name="P56">Exercente<text:span text:style-name="T2"> do Poder Constituinte → aquele que, em nome do titular, exerce o Poder Constitui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8544" officeooo:paragraph-rsid="001885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Teoria geral da Constituição: conceito, origens, conteúdo, estrutura e classificação. Supremacia da Constituição. Tipos de Constituição. Poder constituinte. Princípios constitucionais. Interpretação da Constituição. Análise do princípio hierárquico das normas. Princípios fundamenta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37:00.297439584</meta:creation-date>
    <dc:date>2018-04-01T15:43:50.406000000</dc:date>
    <meta:editing-duration>PT3H32M59S</meta:editing-duration>
    <meta:editing-cycles>53</meta:editing-cycles>
    <meta:generator>LibreOffice/6.0.1.1$Windows_X86_64 LibreOffice_project/60bfb1526849283ce2491346ed2aa51c465abfe6</meta:generator>
    <meta:document-statistic meta:table-count="1" meta:image-count="0" meta:object-count="0" meta:page-count="7" meta:paragraph-count="203" meta:word-count="2472" meta:character-count="16891" meta:non-whitespace-character-count="14769"/>
  </office:meta>
</office:document-meta>
</file>